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5-03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4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3-03-1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2-03-18 0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1-03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7744" calcext:value-type="float">
            <text:p>103.1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78" calcext:value-type="float">
            <text:p>104.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8496" calcext:value-type="float">
            <text:p>99.2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3536" calcext:value-type="float">
            <text:p>97.6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1431182314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